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METRICS" style:display-name="TABLE_METRICS" style:family="table">
      <style:table-properties style:width="17.501cm" table:align="margins"/>
    </style:style>
    <style:style style:name="TABLE_5f_METRICS.A" style:display-name="TABLE_METRICS.A" style:family="table-column">
      <style:table-column-properties style:column-width="1.005cm" style:rel-column-width="3764*"/>
    </style:style>
    <style:style style:name="TABLE_5f_METRICS.B" style:display-name="TABLE_METRICS.B" style:family="table-column">
      <style:table-column-properties style:column-width="16.496cm" style:rel-column-width="61771*"/>
    </style:style>
    <style:style style:name="TABLE_5f_METRICS.A1" style:display-name="TABLE_METRICS.A1" style:family="table-cell">
      <style:table-cell-properties fo:padding="0cm" fo:border="none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4cm" style:rel-column-width="3758*"/>
    </style:style>
    <style:style style:name="TABLE_5f_DOCS.B" style:display-name="TABLE_DOCS.B" style:family="table-column">
      <style:table-column-properties style:column-width="9.606cm" style:rel-column-width="35970*"/>
    </style:style>
    <style:style style:name="TABLE_5f_DOCS.C" style:display-name="TABLE_DOCS.C" style:family="table-column">
      <style:table-column-properties style:column-width="2.99cm" style:rel-column-width="11195*"/>
    </style:style>
    <style:style style:name="TABLE_5f_DOCS.D" style:display-name="TABLE_DOCS.D" style:family="table-column">
      <style:table-column-properties style:column-width="3.902cm" style:rel-column-width="14612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CONTRACTS" style:display-name="TABLE_CONTRACTS" style:family="table">
      <style:table-properties style:width="17.501cm" table:align="margins"/>
    </style:style>
    <style:style style:name="TABLE_5f_CONTRACTS.A" style:display-name="TABLE_CONTRACTS.A" style:family="table-column">
      <style:table-column-properties style:column-width="17.501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4afa94" officeooo:paragraph-rsid="006b4540" style:font-weight-asian="normal" style:font-weight-complex="normal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4afa94" officeooo:paragraph-rsid="006b4540" style:font-weight-asian="bold" style:font-weight-complex="bold"/>
    </style:style>
    <style:style style:name="P13" style:family="paragraph" style:parent-style-name="Text_20_body">
      <style:text-properties officeooo:rsid="006d0d27" officeooo:paragraph-rsid="007d6727"/>
    </style:style>
    <style:style style:name="P14" style:family="paragraph" style:parent-style-name="Text_20_body">
      <style:text-properties officeooo:paragraph-rsid="0084a7dd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7d6727"/>
    </style:style>
    <style:style style:name="P16" style:family="paragraph" style:parent-style-name="Table_20_Contents">
      <style:text-properties officeooo:rsid="001dcb08" officeooo:paragraph-rsid="007d6727"/>
    </style:style>
    <style:style style:name="P17" style:family="paragraph" style:parent-style-name="Table_20_Contents">
      <style:text-properties officeooo:rsid="001dcb08" officeooo:paragraph-rsid="0084a7dd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9" style:family="paragraph" style:parent-style-name="Table_20_Contents">
      <style:text-properties officeooo:rsid="0022f4e7" officeooo:paragraph-rsid="0022f4e7"/>
    </style:style>
    <style:style style:name="P20" style:family="paragraph" style:parent-style-name="Table_20_Contents">
      <style:text-properties officeooo:rsid="0025af9a" officeooo:paragraph-rsid="00292b66"/>
    </style:style>
    <style:style style:name="P21" style:family="paragraph" style:parent-style-name="Table_20_Contents">
      <style:text-properties officeooo:rsid="0025af9a" officeooo:paragraph-rsid="0025af9a"/>
    </style:style>
    <style:style style:name="P22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3" style:family="paragraph" style:parent-style-name="Table_20_Contents">
      <style:text-properties officeooo:rsid="0035e7b6" officeooo:paragraph-rsid="0035e7b6"/>
    </style:style>
    <style:style style:name="P24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5" style:family="paragraph" style:parent-style-name="Table_20_Contents">
      <style:text-properties officeooo:rsid="0045e86d" officeooo:paragraph-rsid="00445247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text-properties officeooo:rsid="0054ea4e" officeooo:paragraph-rsid="007d6727"/>
    </style:style>
    <style:style style:name="P29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0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1" style:family="paragraph" style:parent-style-name="Table_20_Contents">
      <style:text-properties officeooo:rsid="0058e91b" officeooo:paragraph-rsid="0058e91b"/>
    </style:style>
    <style:style style:name="P32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3" style:family="paragraph" style:parent-style-name="Table_20_Contents">
      <style:text-properties officeooo:rsid="00479359" officeooo:paragraph-rsid="00479359"/>
    </style:style>
    <style:style style:name="P34" style:family="paragraph" style:parent-style-name="Table_20_Contents">
      <style:text-properties officeooo:rsid="005d15fe" officeooo:paragraph-rsid="005d15fe"/>
    </style:style>
    <style:style style:name="P35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6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7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8" style:family="paragraph" style:parent-style-name="Table_20_Contents">
      <style:text-properties fo:font-style="italic" officeooo:rsid="001dcb08" officeooo:paragraph-rsid="007d6727" style:font-style-asian="italic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officeooo:rsid="006ec458" officeooo:paragraph-rsid="007d6727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41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42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3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4" style:family="paragraph" style:parent-style-name="Table_20_Heading">
      <style:text-properties officeooo:paragraph-rsid="002103be"/>
    </style:style>
    <style:style style:name="P45" style:family="paragraph" style:parent-style-name="Table_20_Heading">
      <style:text-properties officeooo:paragraph-rsid="0025af9a"/>
    </style:style>
    <style:style style:name="P46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7" style:family="paragraph" style:parent-style-name="Table_20_Heading">
      <style:text-properties officeooo:rsid="00292b66" officeooo:paragraph-rsid="00292b66"/>
    </style:style>
    <style:style style:name="P48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9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50" style:family="paragraph" style:parent-style-name="Table_20_Heading">
      <style:text-properties officeooo:rsid="00377a1d" officeooo:paragraph-rsid="00377a1d"/>
    </style:style>
    <style:style style:name="P51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52" style:family="paragraph" style:parent-style-name="Table_20_Heading">
      <style:text-properties officeooo:rsid="00377a1d" officeooo:paragraph-rsid="00445247"/>
    </style:style>
    <style:style style:name="P53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4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6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7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8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9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60" style:family="paragraph" style:parent-style-name="Text_20_body" style:master-page-name="">
      <style:paragraph-properties style:page-number="auto" fo:keep-with-next="always"/>
      <style:text-properties officeooo:rsid="001ece33" officeooo:paragraph-rsid="007d6727"/>
    </style:style>
    <style:style style:name="P61" style:family="paragraph" style:parent-style-name="Text_20_body" style:master-page-name="">
      <style:paragraph-properties style:page-number="auto" fo:keep-with-next="always"/>
      <style:text-properties officeooo:rsid="006d0d27" officeooo:paragraph-rsid="007d6727"/>
    </style:style>
    <style:style style:name="P62" style:family="paragraph" style:parent-style-name="Text_20_body">
      <style:paragraph-properties fo:keep-with-next="always"/>
      <style:text-properties officeooo:rsid="002103be" officeooo:paragraph-rsid="002103be"/>
    </style:style>
    <style:style style:name="P63" style:family="paragraph" style:parent-style-name="Table_20_Contents">
      <style:paragraph-properties fo:text-align="justify" style:justify-single-word="false"/>
      <style:text-properties officeooo:rsid="006ec458" officeooo:paragraph-rsid="00898008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e6e6e6" loext:char-shading-value="0" style:font-weight-asian="bold" style:font-weight-complex="bold"/>
    </style:style>
    <style:style style:name="T5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6" style:family="text">
      <style:text-properties fo:font-style="italic" officeooo:rsid="008633a9" style:font-style-asian="italic" style:font-style-complex="italic"/>
    </style:style>
    <style:style style:name="T7" style:family="text">
      <style:text-properties officeooo:rsid="004d2cf6"/>
    </style:style>
    <style:style style:name="T8" style:family="text">
      <style:text-properties fo:color="#c0c0c0" officeooo:rsid="004e0e00"/>
    </style:style>
    <style:style style:name="T9" style:family="text">
      <style:text-properties fo:color="#c0c0c0" officeooo:rsid="0052fbd6"/>
    </style:style>
    <style:style style:name="T10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1" style:family="text">
      <style:text-properties fo:color="#c0c0c0" style:font-name="Liberation Sans1" fo:font-size="10pt" officeooo:rsid="0052fbd6"/>
    </style:style>
    <style:style style:name="T12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3" style:family="text">
      <style:text-properties officeooo:rsid="005e574d"/>
    </style:style>
    <style:style style:name="T14" style:family="text">
      <style:text-properties officeooo:rsid="00745501"/>
    </style:style>
    <style:style style:name="T15" style:family="text">
      <style:text-properties officeooo:rsid="007e933e"/>
    </style:style>
    <style:style style:name="T16" style:family="text">
      <style:text-properties officeooo:rsid="008176a7"/>
    </style:style>
    <style:style style:name="T17" style:family="text">
      <style:text-properties officeooo:rsid="008777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7"><text:s text:c="18"/>Ка<text:span text:style-name="T2">рточка</text:span> процесс<text:span text:style-name="T2">а</text:span></text:p>
          </table:table-cell>
          <table:table-cell office:value-type="string">
            <text:p text:style-name="P55"><text:s text:c="2"/>#[ID] <text:s/></text:p>
          </table:table-cell>
        </table:table-row>
      </table:table>
      <text:p text:style-name="P56">[ [SHORTNAME] ] [NAME]</text:p>
      <text:p text:style-name="P5">Полное наименование <text:span text:style-name="T4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5">[GOAL]</text:span></text:p>
      <text:p text:style-name="P12">Краткое описание:</text:p>
      <text:p text:style-name="P8">[DESCRIPTION]</text:p>
      <text:p text:style-name="P11"/>
      <text:p text:style-name="P11">Родительский процесс: <text:span text:style-name="T3">[PARENT]</text:span><text:span text:style-name="T10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4">[SP]</text:p>
          </table:table-cell>
          <table:table-cell table:style-name="SUBPROC.A1" office:value-type="string">
            <text:p text:style-name="P36">[SPNAME] <text:span text:style-name="T12">#[SP_ID]</text:span></text:p>
          </table:table-cell>
          <table:table-cell table:style-name="SUBPROC.A1" office:value-type="string">
            <text:p text:style-name="P37">[SPOWNER]</text:p>
          </table:table-cell>
        </table:table-row>
      </table:table>
      <text:p text:style-name="Horizontal_20_Line"/>
      <text:p text:style-name="P62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40">№ п/п</text:p>
          </table:table-cell>
          <table:table-cell table:style-name="TABLE_5f_ROLES.A1" office:value-type="string">
            <text:p text:style-name="P44">Наименование</text:p>
          </table:table-cell>
          <table:table-cell table:style-name="TABLE_5f_ROLES.C1" office:value-type="string">
            <text:p text:style-name="P46"><text:span text:style-name="T15">Действия </text:span>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8">[RR]</text:p>
          </table:table-cell>
          <table:table-cell table:style-name="TABLE_5f_ROLES.B2" office:value-type="string">
            <text:p text:style-name="P19">[NR]</text:p>
          </table:table-cell>
          <table:table-cell table:style-name="TABLE_5f_ROLES.C2" office:value-type="string">
            <text:p text:style-name="P29">[RDESCRIPTION]</text:p>
          </table:table-cell>
        </table:table-row>
      </table:table>
      <text:p text:style-name="Text_20_body"/>
      <text:p text:style-name="P61">[METRICS]</text:p>
      <table:table table:name="TABLE_METRICS" table:style-name="TABLE_5f_METRICS">
        <table:table-column table:style-name="TABLE_5f_METRICS.A"/>
        <table:table-column table:style-name="TABLE_5f_METRICS.B"/>
        <table:table-row>
          <table:table-cell table:style-name="TABLE_5f_METRICS.A1" office:value-type="string">
            <text:p text:style-name="P63"><text:span text:style-name="T11">#[IDM]</text:span></text:p>
          </table:table-cell>
          <table:table-cell table:style-name="TABLE_5f_METRICS.A1" office:value-type="string">
            <text:p text:style-name="P39"><text:span text:style-name="T14">[MEN] ([MED])</text:span></text:p>
          </table:table-cell>
        </table:table-row>
      </table:table>
      <text:p text:style-name="P13"/>
      <text:p text:style-name="P60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8">#</text:span><text:span text:style-name="T9">[IDD]</text:span></text:p>
          </table:table-cell>
          <table:table-cell table:style-name="TABLE_5f_DOCS.A1" office:value-type="string">
            <text:p text:style-name="P38"><text:span text:style-name="T16">[STATUS_DOC] </text:span><text:s/><text:span text:style-name="T7">[APPROVED]</text:span></text:p>
          </table:table-cell>
          <table:table-cell table:style-name="TABLE_5f_DOCS.D1" office:value-type="string">
            <text:p text:style-name="P28">[OWNER_DOC]</text:p>
          </table:table-cell>
        </table:table-row>
      </table:table>
      <text:p text:style-name="Text_20_body"/>
      <text:p text:style-name="Text_20_body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17"><text:span text:style-name="T17">[CONTRACT_NAME] [CONTRACT_DATE] <text:s/></text:span><text:span text:style-name="T6">[AGENT_NAME]</text:span></text:p>
          </table:table-cell>
        </table:table-row>
      </table:table>
      <text:p text:style-name="P14"/>
      <text:p text:style-name="P14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41">№ п/п</text:p>
          </table:table-cell>
          <table:table-cell table:style-name="TABLE_5f_PLACES.A1" office:value-type="string">
            <text:p text:style-name="P45">Наименование</text:p>
          </table:table-cell>
          <table:table-cell table:style-name="TABLE_5f_PLACES.A1" office:value-type="string">
            <text:p text:style-name="P47">Место</text:p>
          </table:table-cell>
          <table:table-cell table:style-name="TABLE_5f_PLACES.D1" office:value-type="string">
            <text:p text:style-name="P48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8">[WW]</text:p>
          </table:table-cell>
          <table:table-cell table:style-name="TABLE_5f_PLACES.B2" office:value-type="string">
            <text:p text:style-name="P20">[DESIGNATION]</text:p>
          </table:table-cell>
          <table:table-cell table:style-name="TABLE_5f_PLACES.C2" office:value-type="string">
            <text:p text:style-name="P21">[LOCA]</text:p>
          </table:table-cell>
          <table:table-cell table:style-name="TABLE_5f_PLACES.D2" office:value-type="string">
            <text:p text:style-name="P30">[WDESCRIPTION]</text:p>
          </table:table-cell>
        </table:table-row>
      </table:table>
      <text:p text:style-name="Text_20_body"/>
      <text:p text:style-name="P58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42">№ п/п</text:p>
          </table:table-cell>
          <table:table-cell table:style-name="TABLE_5f_BAPPS.A1" office:value-type="string">
            <text:p text:style-name="P50">Обозначение</text:p>
          </table:table-cell>
          <table:table-cell table:style-name="TABLE_5f_BAPPS.A1" office:value-type="string">
            <text:p text:style-name="P49">Описание</text:p>
          </table:table-cell>
          <table:table-cell table:style-name="TABLE_5f_BAPPS.D1" office:value-type="string">
            <text:p text:style-name="P51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2">[PP]</text:p>
          </table:table-cell>
          <table:table-cell table:style-name="TABLE_5f_BAPPS.B2" office:value-type="string">
            <text:p text:style-name="P23">[NA]</text:p>
          </table:table-cell>
          <table:table-cell table:style-name="TABLE_5f_BAPPS.C2" office:value-type="string">
            <text:p text:style-name="P31">[ADESCRIPTION]</text:p>
          </table:table-cell>
          <table:table-cell table:style-name="TABLE_5f_BAPPS.D2" office:value-type="string">
            <text:p text:style-name="P32">[APURPOSE]</text:p>
          </table:table-cell>
        </table:table-row>
      </table:table>
      <text:p text:style-name="Text_20_body"/>
      <text:p text:style-name="P59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3">№ п/п</text:p>
          </table:table-cell>
          <table:table-cell table:style-name="IRESOURCES.A1" office:value-type="string">
            <text:p text:style-name="P52">Обозначение</text:p>
          </table:table-cell>
          <table:table-cell table:style-name="IRESOURCES.A1" office:value-type="string">
            <text:p text:style-name="P53">Местоположение</text:p>
          </table:table-cell>
          <table:table-cell table:style-name="IRESOURCES.D1" office:value-type="string">
            <text:p text:style-name="P54">Назначение,</text:p>
            <text:p text:style-name="P53"><text:span text:style-name="T13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6">[IR]</text:p>
          </table:table-cell>
          <table:table-cell table:style-name="IRESOURCES.B2" office:value-type="string">
            <text:p text:style-name="P25">[LABEL]</text:p>
          </table:table-cell>
          <table:table-cell table:style-name="IRESOURCES.C2" office:value-type="string">
            <text:p text:style-name="P33">[LOCATION]</text:p>
            <text:p text:style-name="P34">[ALOCATION]</text:p>
          </table:table-cell>
          <table:table-cell table:style-name="IRESOURCES.D2" office:value-type="string">
            <text:p text:style-name="P35">[RPURPOSE]</text:p>
            <text:p text:style-name="P27">[NOTE]</text:p>
          </table:table-cell>
        </table:table-row>
      </table:table>
      <text:p text:style-name="P9"/>
      <text:p text:style-name="P2"><text:soft-page-break/></text:p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editing-duration>PT15M5S</meta:editing-duration>
    <meta:editing-cycles>9</meta:editing-cycles>
    <dc:title>Карточка процесса</dc:title>
    <meta:initial-creator>Роберт Бикмансуров</meta:initial-creator>
    <meta:creation-date>2014-09-26T14:54:40.127146816</meta:creation-date>
    <dc:date>2016-09-16T17:14:33.478438153</dc:date>
    <dc:creator>Роберт Мулланурович Бикмансуров</dc:creator>
    <meta:document-statistic meta:table-count="9" meta:image-count="0" meta:object-count="0" meta:page-count="2" meta:paragraph-count="64" meta:word-count="105" meta:character-count="852" meta:non-whitespace-character-count="788"/>
  </office:meta>
</office:document-meta>
</file>